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weight="bold" style:font-weight-asian="bold" style:font-weight-complex="bold"/>
    </style:style>
    <style:style style:name="P2" style:family="paragraph" style:parent-style-name="Standard" style:list-style-name="L1">
      <style:text-properties style:font-name="Cambria"/>
    </style:style>
    <style:style style:name="P3" style:family="paragraph" style:parent-style-name="Standard" style:list-style-name="L2">
      <style:text-properties style:font-name="Cambria"/>
    </style:style>
    <style:style style:name="P4" style:family="paragraph" style:parent-style-name="Standard" style:list-style-name="L4">
      <style:text-properties style:font-name="Cambria"/>
    </style:style>
    <style:style style:name="P5" style:family="paragraph" style:parent-style-name="Standard" style:list-style-name="L5">
      <style:text-properties style:font-name="Cambria"/>
    </style:style>
    <style:style style:name="P6" style:family="paragraph" style:parent-style-name="Standard" style:list-style-name="L3"/>
    <style:style style:name="P7" style:family="paragraph" style:parent-style-name="Standard" style:list-style-name="L8"/>
    <style:style style:name="P8" style:family="paragraph" style:parent-style-name="Standard">
      <style:text-properties style:font-name="Cambria" fo:font-weight="bold" style:font-weight-asian="bold" style:font-weight-complex="bold"/>
    </style:style>
    <style:style style:name="P9" style:family="paragraph" style:parent-style-name="Standard" style:list-style-name="L1">
      <style:text-properties style:font-name="Cambria"/>
    </style:style>
    <style:style style:name="P10" style:family="paragraph" style:parent-style-name="Standard" style:list-style-name="L6">
      <style:text-properties style:font-name="Cambria"/>
    </style:style>
    <style:style style:name="P11" style:family="paragraph" style:parent-style-name="Standard" style:list-style-name="L7">
      <style:text-properties style:font-name="Cambria"/>
    </style:style>
    <style:style style:name="P12" style:family="paragraph" style:parent-style-name="Standard" style:list-style-name="L8">
      <style:text-properties style:font-name="Cambria"/>
    </style:style>
    <style:style style:name="P13" style:family="paragraph" style:parent-style-name="Standard" style:list-style-name="L15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mbri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M</text:p>
      <text:list xml:id="list6598546732432568690" text:style-name="L1">
        <text:list-item>
          <text:p text:style-name="P2"><text:span text:style-name="T1">Issue</text:span>:</text:p>
        </text:list-item>
      </text:list>
      <text:list xml:id="list308731268477687516" text:style-name="L2">
        <text:list-item>
          <text:p text:style-name="P3">Field was not visible when fetching value for example “ownerid” of “jkmoving_moves” entity.</text:p>
        </text:list-item>
      </text:list>
      <text:list xml:id="list32764199" text:continue-list="list6598546732432568690" text:style-name="L1">
        <text:list-item>
          <text:p text:style-name="P2"><text:span text:style-name="T1">Analysis</text:span>:</text:p>
        </text:list-item>
      </text:list>
      <text:list xml:id="list1035052799560309037" text:style-name="L3">
        <text:list-item>
          <text:p text:style-name="P6">On a basic analysis we found that issue occured due to “ownerid” field was of different type but was not able to found that how to resolve it.</text:p>
        </text:list-item>
      </text:list>
      <text:list xml:id="list32761653" text:continue-list="list32764199" text:style-name="L1">
        <text:list-item>
          <text:p text:style-name="P2"><text:span text:style-name="T1">Solution</text:span>:</text:p>
        </text:list-item>
      </text:list>
      <text:list xml:id="list5387682789791609583" text:style-name="L4">
        <text:list-item>
          <text:p text:style-name="P4">As mentioned in below link, it is a type of “lookup” field which is supposed to be handeled separately.</text:p>
        </text:list-item>
      </text:list>
      <text:list xml:id="list32755222" text:continue-list="list32761653" text:style-name="L1">
        <text:list-item>
          <text:list>
            <text:list-header>
              <text:p text:style-name="P2"><text:a xlink:type="simple" xlink:href="https://docs.microsoft.com/en-us/aspnet/web-api/overview/odata-support-in-aspnet-web-api/using-select-expand-and-value" text:style-name="Internet_20_link" text:visited-style-name="Visited_20_Internet_20_Link">https://docs.microsoft.com/en-us/aspnet/web-api/overview/odata-support-in-aspnet-web-api/using-select-expand-and-value</text:a></text:p>
            </text:list-header>
          </text:list>
        </text:list-item>
      </text:list>
      <text:list xml:id="list3253675781082392512" text:style-name="L5">
        <text:list-item>
          <text:p text:style-name="P5">So, we can add $expand='ownerid' in CRM's REST Web API query and it will provide the required output. Although, in case to read the details of that field we need to handle it separately.</text:p>
        </text:list-item>
      </text:list>
      <text:p text:style-name="P1">CRM</text:p>
      <text:list xml:id="list32786827" text:continue-list="list32755222" text:style-name="L1">
        <text:list-item text:start-value="1">
          <text:p text:style-name="P2"><text:span text:style-name="T1">Issue</text:span>:</text:p>
        </text:list-item>
      </text:list>
      <text:list xml:id="list974990327088199601" text:style-name="L6">
        <text:list-item>
          <text:p text:style-name="P10">Unable to insert a record of DateTime type</text:p>
        </text:list-item>
      </text:list>
      <text:list xml:id="list5678466179043838715" text:style-name="L7">
        <text:list-item>
          <text:p text:style-name="P11"><text:span text:style-name="T1">Analysis</text:span>:</text:p>
        </text:list-item>
      </text:list>
      <text:list xml:id="list6023908773051033157" text:style-name="L8">
        <text:list-item>
          <text:p text:style-name="P7"><text:span text:style-name="T2">We have found below link while analysis: </text:span><text:a xlink:type="simple" xlink:href="http://dynamicscrmcoe.com/behaviors-date-time-fields-few-concerns/" text:style-name="Internet_20_link" text:visited-style-name="Visited_20_Internet_20_Link"><text:span text:style-name="T2">Behaviors of Date Time Fields: Few Concerns</text:span></text:a></text:p>
        </text:list-item>
        <text:list-item>
          <text:p text:style-name="P12"/>
        </text:list-item>
      </text:list>
      <text:list xml:id="list32761182" text:continue-list="list5678466179043838715" text:style-name="L7">
        <text:list-item>
          <text:p text:style-name="P11"><text:span text:style-name="T1">Solution</text:span>:</text:p>
        </text:list-item>
      </text:list>
      <text:list xml:id="list793740551092061168" text:style-name="L15">
        <text:list-item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8T14:52:36.58</meta:creation-date>
    <dc:date>2018-01-15T12:57:50.29</dc:date>
    <meta:editing-duration>PT21M43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15" meta:word-count="137" meta:character-count="838"/>
  </office:meta>
</office:document-meta>
</file>